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29fcf" loext:opacity="100%"/>
    </style:style>
    <style:style style:name="P2" style:family="paragraph" style:parent-style-name="Standard">
      <style:text-properties fo:color="#729fcf" loext:opacity="100%" officeooo:rsid="0007da9c" officeooo:paragraph-rsid="0007da9c"/>
    </style:style>
    <style:style style:name="P3" style:family="paragraph" style:parent-style-name="Standard">
      <style:text-properties fo:color="#729fcf" loext:opacity="100%" officeooo:rsid="000b01d7" officeooo:paragraph-rsid="0007da9c"/>
    </style:style>
    <style:style style:name="P4" style:family="paragraph" style:parent-style-name="Standard">
      <style:text-properties fo:color="#729fcf" loext:opacity="100%" fo:font-weight="normal" officeooo:rsid="000b01d7" officeooo:paragraph-rsid="0010d2c2" fo:background-color="transparent" style:font-weight-asian="normal" style:font-weight-complex="normal"/>
    </style:style>
    <style:style style:name="P5" style:family="paragraph" style:parent-style-name="Standard">
      <style:text-properties fo:color="#729fcf" loext:opacity="100%" fo:font-weight="normal" officeooo:rsid="0014bdda" officeooo:paragraph-rsid="0014bdda" fo:background-color="transparent" style:font-weight-asian="normal" style:font-weight-complex="normal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rsid="0007da9c"/>
    </style:style>
    <style:style style:name="P8" style:family="paragraph" style:parent-style-name="Standard">
      <style:text-properties fo:color="#000000" loext:opacity="100%" fo:font-weight="normal" officeooo:rsid="000b01d7" officeooo:paragraph-rsid="000fc234" fo:background-color="transparent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4bdda" officeooo:paragraph-rsid="0014bdda" fo:background-color="transparent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4bdda" officeooo:paragraph-rsid="0014bdda" fo:background-color="#e8f2a1" style:font-weight-asian="normal" style:font-weight-complex="normal"/>
    </style:style>
    <style:style style:name="P11" style:family="paragraph" style:parent-style-name="Standard">
      <style:text-properties style:use-window-font-color="true" loext:opacity="0%" fo:font-weight="normal" officeooo:rsid="0014bdda" officeooo:paragraph-rsid="0014bdda" fo:background-color="transparent" style:font-weight-asian="normal" style:font-weight-complex="normal"/>
    </style:style>
    <style:style style:name="P12" style:family="paragraph" style:parent-style-name="Standard">
      <style:text-properties fo:color="#000000" loext:opacity="100%" officeooo:rsid="0009477f" officeooo:paragraph-rsid="0007da9c"/>
    </style:style>
    <style:style style:name="P13" style:family="paragraph" style:parent-style-name="Standard">
      <style:text-properties fo:color="#000000" loext:opacity="100%" officeooo:rsid="0009477f" officeooo:paragraph-rsid="0007da9c" fo:background-color="#ffff00"/>
    </style:style>
    <style:style style:name="P14" style:family="paragraph" style:parent-style-name="Standard">
      <style:text-properties fo:color="#000000" loext:opacity="100%" officeooo:rsid="0009477f" officeooo:paragraph-rsid="0007da9c" fo:background-color="transparent"/>
    </style:style>
    <style:style style:name="P15" style:family="paragraph" style:parent-style-name="Standard">
      <style:text-properties fo:color="#000000" loext:opacity="100%" officeooo:rsid="0009477f" officeooo:paragraph-rsid="000b01d7" fo:background-color="transparent"/>
    </style:style>
    <style:style style:name="P16" style:family="paragraph" style:parent-style-name="Standard">
      <style:text-properties fo:color="#000000" loext:opacity="100%" fo:font-weight="bold" officeooo:rsid="0009477f" officeooo:paragraph-rsid="000cae76" fo:background-color="transparent" style:font-weight-asian="bold" style:font-weight-complex="bold"/>
    </style:style>
    <style:style style:name="P17" style:family="paragraph" style:parent-style-name="Standard">
      <style:text-properties fo:color="#000000" loext:opacity="100%" fo:font-weight="bold" officeooo:rsid="0009477f" officeooo:paragraph-rsid="000fc234" fo:background-color="transparent" style:font-weight-asian="bold" style:font-weight-complex="bold"/>
    </style:style>
    <style:style style:name="P18" style:family="paragraph" style:parent-style-name="Standard">
      <style:text-properties fo:color="#000000" loext:opacity="100%" fo:font-weight="normal" officeooo:rsid="0009477f" officeooo:paragraph-rsid="000cae76" fo:background-color="transparent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189a6e" officeooo:paragraph-rsid="00189a6e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loext:opacity="0%" fo:font-weight="normal" officeooo:rsid="0014bdda" officeooo:paragraph-rsid="0014bdda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loext:opacity="0%" fo:font-weight="normal" officeooo:rsid="0014bdda" officeooo:paragraph-rsid="001624be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loext:opacity="0%" fo:font-weight="normal" officeooo:rsid="0015d544" officeooo:paragraph-rsid="0015d544" fo:background-color="transparent" style:font-weight-asian="normal" style:font-weight-complex="normal"/>
    </style:style>
    <style:style style:name="P23" style:family="paragraph" style:parent-style-name="Standard">
      <style:text-properties style:use-window-font-color="true" loext:opacity="0%" fo:font-weight="bold" officeooo:rsid="0014bdda" officeooo:paragraph-rsid="0014bdda" fo:background-color="transparent" style:font-weight-asian="bold" style:font-weight-complex="bold"/>
    </style:style>
    <style:style style:name="P24" style:family="paragraph" style:parent-style-name="Standard">
      <style:text-properties fo:color="#729fcf" loext:opacity="100%" fo:font-weight="normal" officeooo:rsid="0014bdda" officeooo:paragraph-rsid="0014bdda" fo:background-color="transparent" style:font-weight-asian="normal" style:font-weight-complex="normal"/>
    </style:style>
    <style:style style:name="T1" style:family="text">
      <style:text-properties officeooo:rsid="000766f6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loext:opacity="100%" officeooo:rsid="0009477f"/>
    </style:style>
    <style:style style:name="T4" style:family="text">
      <style:text-properties fo:color="#000000" loext:opacity="100%" officeooo:rsid="0009477f" fo:background-color="#ffff00" loext:char-shading-value="0"/>
    </style:style>
    <style:style style:name="T5" style:family="text">
      <style:text-properties fo:color="#ff3838" loext:opacity="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81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/><text:span text:style-name="T1">3: </text:span>STRINGS, VECTORS, AND ARRAYS</text:p>
      <text:p text:style-name="P6"><text:tab/>Among the most important library types are <text:span text:style-name="T2">string,</text:span> which supports variable-length character strings, and <text:span text:style-name="T2">vector</text:span>, which defines variable-size collections. Associated with string and vector are companion types known as <text:span text:style-name="T2">iterators</text:span>, which are used to access the characters in a string or the</text:p>
      <text:p text:style-name="P6">elements in a vector.</text:p>
      <text:p text:style-name="P7"/>
      <text:p text:style-name="P2">3.1 Namespace using Declarations</text:p>
      <text:p text:style-name="P2"><text:tab/> <text:span text:style-name="T3">scope operator <text:s/>= :: which says that the compiler should look in the scope of the left-hand operand for the name of the right-hand operand.</text:span></text:p>
      <text:p text:style-name="P12"><text:s text:c="4"/>→ std::cin says that we want to use the name cin from the namespace std.</text:p>
      <text:p text:style-name="P12"/>
      <text:p text:style-name="P3"><text:span text:style-name="T3"><text:tab/>Referring to library names with this notation can be cumbersome. Fortunately, there are easier ways to use namespace members. The safest way is a </text:span><text:span text:style-name="T4">using declaration</text:span></text:p>
      <text:p text:style-name="P13"/>
      <text:p text:style-name="P14"><text:tab/>A using declaration lets us use a name from a namespace without qualifying the name with a ‘namespace_name:: prefix’. </text:p>
      <text:p text:style-name="P15">A using declaration has the form : “using namespace::name;”</text:p>
      <text:p text:style-name="P15">using std::cin;</text:p>
      <text:p text:style-name="P16"/>
      <text:p text:style-name="P16"><text:tab/>A Separate using Declaration Is Required for Each Name</text:p>
      <text:p text:style-name="P18">using std::cin;</text:p>
      <text:p text:style-name="P18">using std::cout; using std::endl;</text:p>
      <text:p text:style-name="P17"><text:tab/></text:p>
      <text:p text:style-name="P17"><text:tab/>Headers Should Not Include using Declarations</text:p>
      <text:p text:style-name="P8"><text:tab/>The reason is that the contents of a header are copied into the including program’s text. If a header has a using declaration, then every program that includes that header gets that same using declaration. As a result, a program that didn’t intend to use the specified library name might encounter unexpected name conflicts.</text:p>
      <text:p text:style-name="P8"/>
      <text:p text:style-name="P4">3.2 Library string Type</text:p>
      <text:p text:style-name="P8"><text:tab/>A string is a <text:span text:style-name="T5">variable-length sequence of characters</text:span>. To use the string type, we must include the string header. Because it is part of the library, string is defined in the std namespace.</text:p>
      <text:p text:style-name="P8"><text:tab/>#include &lt;string&gt;</text:p>
      <text:p text:style-name="P8"><text:tab/>using std::string;</text:p>
      <text:p text:style-name="P10"><text:span text:style-name="T5">Note : </text:span>In addition to specifying the operations that the library types provide, the standard also imposes efficiency requirements on implementors. As a result, library types are efficient enough for general use.</text:p>
      <text:p text:style-name="P9"/>
      <text:p text:style-name="P5">3.2.1 Defining and Initializing strings</text:p>
      <text:p text:style-name="P11">string s1; <text:tab/><text:tab/>// default initialization; s1 is the empty string</text:p>
      <text:p text:style-name="P11">string s2 = s1;<text:tab/><text:tab/>// s2 is a copy of s1</text:p>
      <text:p text:style-name="P11">string s3 = "hiya";<text:tab/>// s3 is a copy of the string literal</text:p>
      <text:p text:style-name="P11">string s4(10, ’c’); <text:tab/>// s4 is cccccccccc</text:p>
      <text:p text:style-name="P11"/>
      <text:p text:style-name="P23"><text:tab/>Direct and Copy Forms of Initialization</text:p>
      <text:p text:style-name="P11"/>
      <text:p text:style-name="P22">using ‘=’ Copy initialization</text:p>
      <text:p text:style-name="P22">using ‘() or {}’ Direct initialization</text:p>
      <text:p text:style-name="P11"/>
      <text:p text:style-name="P11"/>
      <text:p text:style-name="P11"/>
      <text:p text:style-name="P11"/>
      <text:p text:style-name="P21"><text:soft-page-break/><text:span text:style-name="T6">string s1 </text:span><text:tab/><text:tab/><text:tab/>Default initialization s1 is the empty string.</text:p>
      <text:p text:style-name="P21"><text:span text:style-name="T6">string s2(s1</text:span><text:span text:style-name="T7">)</text:span><text:tab/><text:tab/><text:tab/>s2 is a copy of s1.</text:p>
      <text:p text:style-name="P21"><text:span text:style-name="T6">string s2 = s1</text:span><text:tab/><text:tab/><text:tab/>Equivalent to s2(s1), s2 is a copy of s1.</text:p>
      <text:p text:style-name="P21"><text:span text:style-name="T6">string s3("value")</text:span><text:tab/><text:tab/>s3 is a copy of the string literal, not including the null.</text:p>
      <text:p text:style-name="P21"><text:span text:style-name="T6">string s3 = "value"</text:span><text:tab/><text:tab/>Equivalent to s3("value"), s3 is a copy of the string <text:tab/>literal.</text:p>
      <text:p text:style-name="P11"><text:span text:style-name="T6">string s4(n, ’c’)</text:span><text:tab/><text:tab/>Initialize s4 with n copies of the character ’c’.</text:p>
      <text:p text:style-name="P11"/>
      <text:p text:style-name="P5">3.2.2 Operations on strings</text:p>
      <text:p text:style-name="P19">os &lt;&lt; s<text:tab/><text:tab/>Writes s onto output stream os. Returns os.</text:p>
      <text:p text:style-name="P19">is &gt;&gt; s<text:tab/><text:tab/>Reads whitespace-separated string from is into s. Returns is.</text:p>
      <text:p text:style-name="P19">getline(is, s)<text:tab/>Reads a line of input from is into s. Returns is.</text:p>
      <text:p text:style-name="P19">s.empty()<text:tab/>Returns true if s is empty; otherwise returns false.</text:p>
      <text:p text:style-name="P19">s.size()<text:tab/><text:tab/>Returns the number of characters in s.</text:p>
      <text:p text:style-name="P19">s[n]<text:tab/><text:tab/>Returns a reference to the char at position n in s; positions start at 0.</text:p>
      <text:p text:style-name="P19">s1 + s2<text:tab/><text:tab/>Returns a string that is the concatenation of s1 and s2.</text:p>
      <text:p text:style-name="P19">s1 = s2<text:tab/><text:tab/>Replaces characters in s1 with a copy of s2.</text:p>
      <text:p text:style-name="P19">s1 == s2<text:tab/>The strings s1 and s2 are equal if they contain the same characters.</text:p>
      <text:p text:style-name="P19">s1 != s2<text:tab/>Equality is case-sensitive.</text:p>
      <text:p text:style-name="P19">&lt;, &lt;=, &gt;, &gt;=<text:tab/>Comparisons are case-sensitive and use dictionary order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57:27.492507391</meta:creation-date>
    <meta:generator>LibreOffice/7.3.7.2$Linux_X86_64 LibreOffice_project/30$Build-2</meta:generator>
    <dc:date>2024-02-06T15:07:19.304360997</dc:date>
    <meta:editing-duration>PT50M50S</meta:editing-duration>
    <meta:editing-cycles>17</meta:editing-cycles>
    <meta:document-statistic meta:table-count="0" meta:image-count="0" meta:object-count="0" meta:page-count="2" meta:paragraph-count="47" meta:word-count="566" meta:character-count="3319" meta:non-whitespace-character-count="2758"/>
  </office:meta>
</office:document-meta>
</file>